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471b4" officeooo:paragraph-rsid="001471b4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66a07" officeooo:paragraph-rsid="00166a07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none" fo:font-weight="normal" officeooo:rsid="00166a07" officeooo:paragraph-rsid="00166a07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normal" officeooo:rsid="001742b7" officeooo:paragraph-rsid="001742b7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underline-style="none" fo:font-weight="normal" officeooo:rsid="0018f0fb" officeooo:paragraph-rsid="0018f0fb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underline-style="none" fo:font-weight="bold" officeooo:rsid="0018f0fb" officeooo:paragraph-rsid="0018f0fb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officeooo:paragraph-rsid="00166a07"/>
    </style:style>
    <style:style style:name="T1" style:family="text">
      <style:text-properties style:text-underline-style="none" fo:font-weight="normal" officeooo:rsid="00166a07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 fo:font-weight="bold" officeooo:rsid="00166a07" style:font-weight-asian="bold" style:font-weight-complex="bold"/>
    </style:style>
    <style:style style:name="T3" style:family="text">
      <style:text-properties officeooo:rsid="001742b7"/>
    </style:style>
    <style:style style:name="T4" style:family="text">
      <style:text-properties officeooo:rsid="0018f0f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periment No. 1</text:p>
      <text:p text:style-name="P1"/>
      <text:p text:style-name="P7"><text:span text:style-name="T2">Aim:</text:span><text:span text:style-name="T1"> To create programs in C to emulate the Caesar Cipher (or “Shift Cipher)</text:span></text:p>
      <text:p text:style-name="P3"/>
      <text:p text:style-name="P2">Introduction:</text:p>
      <text:p text:style-name="P3">Caesar Cipher (or “Shift cipher”) was one of the earliest forms of encryption using a symmetric key encryption system. It works by mapping each character in the alphabet to a number (sequential or random mapping) and converting the plaintext characters into the mapped numbers (<text:span text:style-name="T3">m</text:span>). The numbers are then shifted by a shift key (k), <text:span text:style-name="T3">mapped to the corresponding (capitalised) encrypted character (n) and written onto a medium.</text:span></text:p>
      <text:p text:style-name="P3"/>
      <text:p text:style-name="P4">For example, the string “asd”, if we use the standard sequential mapping is:</text:p>
      <text:p text:style-name="P4">a =&gt; m=0, s =&gt; m=18, d =&gt; m=3</text:p>
      <text:p text:style-name="P4"/>
      <text:p text:style-name="P4">Assuming a shift key, k = 2</text:p>
      <text:p text:style-name="P4">n = (m+k)%26 </text:p>
      <text:p text:style-name="P4">[NOTE: <text:span text:style-name="T4">T</text:span>he “%26” allows for keys larger than 26, but the effective keyspace is still 25]</text:p>
      <text:p text:style-name="P2"/>
      <text:p text:style-name="P4">As such, </text:p>
      <text:p text:style-name="P4">a =&gt; C</text:p>
      <text:p text:style-name="P4">s =&gt; U</text:p>
      <text:p text:style-name="P4">d =&gt; F</text:p>
      <text:p text:style-name="P4"/>
      <text:p text:style-name="P5">To Encrypt, we simply reverse the process:</text:p>
      <text:p text:style-name="P5">m = (n-k+26)%26</text:p>
      <text:p text:style-name="P5">[NOTE: The “+26” is to support conditions wherein the key is larger than 26, i.e. “n-k” becomes negative]</text:p>
      <text:p text:style-name="P4"/>
      <text:p text:style-name="P2">Exercice:</text:p>
      <text:p text:style-name="P6">Encryption (encrypt.c)</text:p>
      <text:p text:style-name="P6"/>
      <text:p text:style-name="P2"/>
      <text:p text:style-name="P2">Analysis: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8T12:07:01.110656192</meta:creation-date>
    <dc:date>2016-07-18T12:41:55.034782443</dc:date>
    <meta:editing-duration>PT14M13S</meta:editing-duration>
    <meta:editing-cycles>2</meta:editing-cycles>
    <meta:generator>LibreOffice/5.1.4.2$Linux_X86_64 LibreOffice_project/10m0$Build-2</meta:generator>
    <meta:document-statistic meta:table-count="0" meta:image-count="0" meta:object-count="0" meta:page-count="1" meta:paragraph-count="19" meta:word-count="177" meta:character-count="990" meta:non-whitespace-character-count="830"/>
  </office:meta>
</office:document-meta>
</file>